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IRE VILLAFUERTE, DAVID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79711857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IRE VILLAFUERTE, DAVID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75833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43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5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886765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101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OLLOS CRIOLLOS</text:span></text:p>
          </table:table-cell>
          <table:table-cell table:style-name="Tabla5.A2" office:value-type="string">
            <text:p text:style-name="P1"><text:span text:style-name="T4">1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6:56:2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